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99cm" table:align="margins" style:writing-mode="lr-tb"/>
    </style:style>
    <style:style style:name="Таблица1.A" style:family="table-column">
      <style:table-column-properties style:column-width="4.249cm" style:rel-column-width="2409*"/>
    </style:style>
    <style:style style:name="Таблица1.B" style:family="table-column">
      <style:table-column-properties style:column-width="5.858cm" style:rel-column-width="3321*"/>
    </style:style>
    <style:style style:name="Таблица1.C" style:family="table-column">
      <style:table-column-properties style:column-width="6.892cm" style:rel-column-width="390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124f76" officeooo:paragraph-rsid="00189399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19018a" officeooo:paragraph-rsid="00189399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19018a" officeooo:paragraph-rsid="00196036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19018a" officeooo:paragraph-rsid="00159fc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19018a" officeooo:paragraph-rsid="001963d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paragraph-rsid="00159fc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4pt" officeooo:paragraph-rsid="00159fc2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19018a" officeooo:paragraph-rsid="001963d1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rsid="00124f76" officeooo:paragraph-rsid="00124f76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0d59ae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159fc2" style:font-size-asian="14pt" style:font-size-complex="14pt"/>
    </style:style>
    <style:style style:name="P13" style:family="paragraph" style:parent-style-name="Standard">
      <style:paragraph-properties fo:line-height="15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01fa776" officeooo:paragraph-rsid="00159fc2" style:font-size-asian="14pt" style:font-size-complex="14pt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0188d82" officeooo:paragraph-rsid="00159fc2" style:font-size-asian="14pt" style:font-size-complex="14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019018a" officeooo:paragraph-rsid="00159fc2" style:font-size-asian="14pt" style:font-size-complex="14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018f9cb" officeooo:paragraph-rsid="0018f9cb" style:font-size-asian="14pt" style:font-size-complex="14pt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0189399" officeooo:paragraph-rsid="00189399" style:font-size-asian="14pt" style:font-size-complex="14pt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paragraph-rsid="00159fc2" style:font-size-asian="14pt" style:font-size-complex="14pt"/>
    </style:style>
    <style:style style:name="T1" style:family="text">
      <style:text-properties officeooo:rsid="00124f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4f76" style:font-weight-asian="bold" style:font-weight-complex="bold"/>
    </style:style>
    <style:style style:name="T4" style:family="text">
      <style:text-properties fo:font-weight="bold" officeooo:rsid="001c241a" style:font-weight-asian="bold" style:font-weight-complex="bold"/>
    </style:style>
    <style:style style:name="T5" style:family="text">
      <style:text-properties fo:font-weight="bold" officeooo:rsid="001e8555" style:font-weight-asian="bold" style:font-weight-complex="bold"/>
    </style:style>
    <style:style style:name="T6" style:family="text">
      <style:text-properties fo:font-weight="bold" officeooo:rsid="001df182" style:font-weight-asian="bold" style:font-weight-complex="bold"/>
    </style:style>
    <style:style style:name="T7" style:family="text">
      <style:text-properties fo:font-weight="bold" officeooo:rsid="002138a7" style:font-weight-asian="bold" style:font-weight-complex="bold"/>
    </style:style>
    <style:style style:name="T8" style:family="text">
      <style:text-properties fo:font-weight="bold" officeooo:rsid="00189399" style:font-weight-asian="bold" style:font-weight-complex="bold"/>
    </style:style>
    <style:style style:name="T9" style:family="text">
      <style:text-properties fo:font-weight="bold" officeooo:rsid="00196036" style:font-weight-asian="bold" style:font-weight-complex="bold"/>
    </style:style>
    <style:style style:name="T10" style:family="text">
      <style:text-properties fo:font-weight="bold" officeooo:rsid="001963d1" style:font-weight-asian="bold" style:font-weight-complex="bold"/>
    </style:style>
    <style:style style:name="T11" style:family="text">
      <style:text-properties fo:font-weight="bold" officeooo:rsid="0018f9cb" style:font-weight-asian="bold" style:font-weight-complex="bold"/>
    </style:style>
    <style:style style:name="T12" style:family="text">
      <style:text-properties fo:language="en" fo:country="US" fo:font-weight="bold" officeooo:rsid="00159fc2" style:font-weight-asian="bold" style:font-weight-complex="bold"/>
    </style:style>
    <style:style style:name="T13" style:family="text">
      <style:text-properties fo:language="en" fo:country="US" officeooo:rsid="000d59ae"/>
    </style:style>
    <style:style style:name="T14" style:family="text">
      <style:text-properties fo:language="en" fo:country="US" officeooo:rsid="00124f76"/>
    </style:style>
    <style:style style:name="T15" style:family="text">
      <style:text-properties officeooo:rsid="000d59ae"/>
    </style:style>
    <style:style style:name="T16" style:family="text">
      <style:text-properties officeooo:rsid="00188d82"/>
    </style:style>
    <style:style style:name="T17" style:family="text">
      <style:text-properties officeooo:rsid="001fa776"/>
    </style:style>
    <style:style style:name="T18" style:family="text">
      <style:text-properties officeooo:rsid="00159fc2"/>
    </style:style>
    <style:style style:name="T19" style:family="text">
      <style:text-properties officeooo:rsid="0018f9cb"/>
    </style:style>
    <style:style style:name="T20" style:family="text">
      <style:text-properties officeooo:rsid="00196036"/>
    </style:style>
    <style:style style:name="T21" style:family="text">
      <style:text-properties fo:font-weight="normal" officeooo:rsid="001963d1" style:font-weight-asian="normal" style:font-weight-complex="normal"/>
    </style:style>
    <style:style style:name="T22" style:family="text">
      <style:text-properties officeooo:rsid="001963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НАУКИ И ВЫСШЕГО ОБРАЗОВАНИЯ<text:line-break/>РОССИЙСКОЙ ФЕДЕРАЦИИ</text:p>
      <text:p text:style-name="P10">Федеральное государственное автономное образовательное учреждение <text:line-break/>высшего образования</text:p>
      <text:p text:style-name="P10">«КРЫМСКИЙ ФЕДЕРАЛЬНЫЙ УНИВЕРСИТЕТ им. В. И. ВЕРНАДСКОГО»</text:p>
      <text:p text:style-name="P10">ФИЗИКО-ТЕХНИЧЕСКИЙ ИНСТИТУТ</text:p>
      <text:p text:style-name="P10">Кафедра компьютерной инженерии и моделирования</text:p>
      <text:p text:style-name="P10"/>
      <text:p text:style-name="P10"/>
      <text:p text:style-name="P10"/>
      <text:p text:style-name="P13"/>
      <text:p text:style-name="P10"><text:span text:style-name="T2">ОТЧЕТ ПО ПРАКТИЧЕСКОМУ ЗАДАНИЮ №</text:span><text:span text:style-name="T12">1</text:span></text:p>
      <text:p text:style-name="P10"><text:span text:style-name="T2"/></text:p>
      <text:p text:style-name="P10"/>
      <text:p text:style-name="P10"/>
      <text:p text:style-name="P10"/>
      <text:p text:style-name="P10">Практическая работа</text:p>
      <text:p text:style-name="P10">по дисциплине «Основы информационной безопасности» </text:p>
      <text:p text:style-name="P10">студента <text:span text:style-name="T18">3</text:span> курса группы <text:span text:style-name="T15">ИВТ</text:span>-б-о-2<text:span text:style-name="T1">22</text:span><text:span text:style-name="T13">(</text:span><text:span text:style-name="T14">2</text:span><text:span text:style-name="T13">)</text:span></text:p>
      <text:p text:style-name="P9">Чудопалова Богдана Андреевича</text:p>
      <text:p text:style-name="P10"/>
      <text:p text:style-name="P11"><text:s/>09.03.0<text:span text:style-name="T1">1</text:span> «<text:span text:style-name="T1">Информатика и вычислительная техника</text:span>» </text:p>
      <text:p text:style-name="P10"/>
      <text:p text:style-name="P10"/>
      <text:p text:style-name="P13"/>
      <text:p text:style-name="P13"/>
      <text:p text:style-name="P10"/>
      <text:p text:style-name="P10"/>
      <text:p text:style-name="P10"/>
      <text:p text:style-name="P12">Симферополь, <text:span text:style-name="T1">2024</text:span></text:p>
      <text:p text:style-name="P7"><text:span text:style-name="T1"><text:s text:c="2"/></text:span><text:span text:style-name="T3"><text:tab/>Рейтинг компаний в области ИБ на рынке РФ, исходя из общей выручки от проектов в области информационной безопасности 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№</text:p>
          </table:table-cell>
          <table:table-cell table:style-name="Таблица1.A1" office:value-type="string">
            <text:p text:style-name="P19">Название</text:p>
          </table:table-cell>
          <table:table-cell table:style-name="Таблица1.C1" office:value-type="string">
            <text:p text:style-name="P19">Выручка в <text:span text:style-name="T16">2023</text:span></text:p>
          </table:table-cell>
        </table:table-row>
        <table:table-row>
          <table:table-cell table:style-name="Таблица1.A2" office:value-type="string">
            <text:p text:style-name="P18">1</text:p>
          </table:table-cell>
          <table:table-cell table:style-name="Таблица1.A2" office:value-type="string">
            <text:p text:style-name="P14">Softline</text:p>
          </table:table-cell>
          <table:table-cell table:style-name="Таблица1.C2" office:value-type="string">
            <text:p text:style-name="P15">2<text:span text:style-name="T17">3</text:span>.<text:span text:style-name="T17">6</text:span> млрд. руб.</text:p>
          </table:table-cell>
        </table:table-row>
        <table:table-row>
          <table:table-cell table:style-name="Таблица1.A2" office:value-type="string">
            <text:p text:style-name="P18">2</text:p>
          </table:table-cell>
          <table:table-cell table:style-name="Таблица1.A2" office:value-type="string">
            <text:p text:style-name="P17">BI.ZONE</text:p>
          </table:table-cell>
          <table:table-cell table:style-name="Таблица1.C2" office:value-type="string">
            <text:p text:style-name="P15"><text:span text:style-name="T19">17.1</text:span> млрд. руб.</text:p>
          </table:table-cell>
        </table:table-row>
        <table:table-row>
          <table:table-cell table:style-name="Таблица1.A2" office:value-type="string">
            <text:p text:style-name="P18">3</text:p>
          </table:table-cell>
          <table:table-cell table:style-name="Таблица1.A2" office:value-type="string">
            <text:p text:style-name="P17">Газинформсервис</text:p>
          </table:table-cell>
          <table:table-cell table:style-name="Таблица1.C2" office:value-type="string">
            <text:p text:style-name="P16"><text:span text:style-name="T19">15</text:span>.<text:span text:style-name="T19">5</text:span> млрд. руб.</text:p>
          </table:table-cell>
        </table:table-row>
        <table:table-row>
          <table:table-cell table:style-name="Таблица1.A2" office:value-type="string">
            <text:p text:style-name="P18">4</text:p>
          </table:table-cell>
          <table:table-cell table:style-name="Таблица1.A2" office:value-type="string">
            <text:p text:style-name="P15">Солар</text:p>
          </table:table-cell>
          <table:table-cell table:style-name="Таблица1.C2" office:value-type="string">
            <text:p text:style-name="P16"><text:span text:style-name="T19">14</text:span>.<text:span text:style-name="T19">4</text:span> млрд. руб.</text:p>
          </table:table-cell>
        </table:table-row>
        <table:table-row>
          <table:table-cell table:style-name="Таблица1.A2" office:value-type="string">
            <text:p text:style-name="P17">5</text:p>
          </table:table-cell>
          <table:table-cell table:style-name="Таблица1.A2" office:value-type="string">
            <text:p text:style-name="P17">Positive Technologies</text:p>
          </table:table-cell>
          <table:table-cell table:style-name="Таблица1.C2" office:value-type="string">
            <text:p text:style-name="P17">13.8 млрд. руб.</text:p>
          </table:table-cell>
        </table:table-row>
        <table:table-row>
          <table:table-cell table:style-name="Таблица1.A2" office:value-type="string">
            <text:p text:style-name="P17">6</text:p>
          </table:table-cell>
          <table:table-cell table:style-name="Таблица1.A2" office:value-type="string">
            <text:p text:style-name="P15">Инфосистемы Джет</text:p>
          </table:table-cell>
          <table:table-cell table:style-name="Таблица1.C2" office:value-type="string">
            <text:p text:style-name="P17">11.3 млрд. руб.</text:p>
          </table:table-cell>
        </table:table-row>
        <table:table-row>
          <table:table-cell table:style-name="Таблица1.A2" office:value-type="string">
            <text:p text:style-name="P17">7</text:p>
          </table:table-cell>
          <table:table-cell table:style-name="Таблица1.A2" office:value-type="string">
            <text:p text:style-name="P17">Innostage</text:p>
          </table:table-cell>
          <table:table-cell table:style-name="Таблица1.C2" office:value-type="string">
            <text:p text:style-name="P17">9.5 млрд. руб.</text:p>
          </table:table-cell>
        </table:table-row>
        <table:table-row>
          <table:table-cell table:style-name="Таблица1.A2" office:value-type="string">
            <text:p text:style-name="P17">8</text:p>
          </table:table-cell>
          <table:table-cell table:style-name="Таблица1.A2" office:value-type="string">
            <text:p text:style-name="P15">ИнфоТеКС</text:p>
          </table:table-cell>
          <table:table-cell table:style-name="Таблица1.C2" office:value-type="string">
            <text:p text:style-name="P17">8.5 млрд. руб.</text:p>
          </table:table-cell>
        </table:table-row>
        <table:table-row>
          <table:table-cell table:style-name="Таблица1.A2" office:value-type="string">
            <text:p text:style-name="P17">9</text:p>
          </table:table-cell>
          <table:table-cell table:style-name="Таблица1.A2" office:value-type="string">
            <text:p text:style-name="P15">Информзащита</text:p>
          </table:table-cell>
          <table:table-cell table:style-name="Таблица1.C2" office:value-type="string">
            <text:p text:style-name="P17">6.7 млрд. руб.</text:p>
          </table:table-cell>
        </table:table-row>
        <table:table-row>
          <table:table-cell table:style-name="Таблица1.A2" office:value-type="string">
            <text:p text:style-name="P17">10</text:p>
          </table:table-cell>
          <table:table-cell table:style-name="Таблица1.A2" office:value-type="string">
            <text:p text:style-name="P15">Гарда</text:p>
          </table:table-cell>
          <table:table-cell table:style-name="Таблица1.C2" office:value-type="string">
            <text:p text:style-name="P17">5.1 млрд. руб.</text:p>
          </table:table-cell>
        </table:table-row>
      </table:table>
      <text:p text:style-name="P6">Краткая характеристика каждой из компаний:</text:p>
      <text:p text:style-name="P2"><text:span text:style-name="T8"><text:tab/>1</text:span><text:span text:style-name="T7">. </text:span><text:span text:style-name="T2">Компания Softline</text:span> — это крупный российский интегратор ИТ-решений и услуг, работающий в области информационных технологий и цифровых решений, компания основана в 1993 году. Решения в области кибербезопасности от Softline:</text:p>
      <text:p text:style-name="P3">Защита от внешних угроз - решения для защиты от атак: Softline предлагает инструменты для предотвращения внешних угроз, таких как DDoS-атаки, фишинг и вредоносные программы. Эти решения помогают защитить корпоративные сети и данные от злоумышленников.</text:p>
      <text:p text:style-name="P1"><text:tab/>Управление уязвимостями - Softline предоставляет решения для выявления и оценки уязвимостей в ИТ-инфраструктуре, что позволяет своевременно принимать меры по устранению потенциальных угроз. Обнаружение и реагирование на угрозы (EDR) - системы EDR (Endpoint Detection and Response) - эти системы помогают в мониторинге, обнаружении и <text:soft-page-break/>реагировании на инциденты безопасности на конечных устройствах, таких как рабочие станции и серверы. </text:p>
      <text:p text:style-name="P4"><text:span text:style-name="T8"><text:tab/>2</text:span><text:span text:style-name="T4">. </text:span><text:span text:style-name="T2">Компания </text:span><text:span text:style-name="T9">BI.ZONE</text:span> — это российская компания, специализирующаяся на управлении цифровыми рисками и кибербезопасности. Она предлагает комплексные решения для защиты бизнеса от киберугроз, включая:</text:p>
      <text:p text:style-name="P4"><text:s text:c="4"/>- Обнаружение и реагирование на инциденты;</text:p>
      <text:p text:style-name="P4"><text:s text:c="4"/>- Защиту бренда и интеллектуальной собственности;</text:p>
      <text:p text:style-name="P4"><text:s text:c="4"/>- Предотвращение мошенничества ;</text:p>
      <text:p text:style-name="P4"><text:s text:c="4"/>- Анализ уязвимостей и оценку рисков;</text:p>
      <text:p text:style-name="P4"><text:s text:c="4"/>- Киберразведку.</text:p>
      <text:p text:style-name="P4">BI.ZONE предлагает несколько ключевых продуктов и решений в области кибербезопасности:</text:p>
      <text:p text:style-name="P4"><text:s text:c="4"/>1. Threat Detection and Response (TDR) — платформа для автоматического обнаружения и реагирования на кибератаки в режиме реального времени.</text:p>
      <text:p text:style-name="P4"><text:s text:c="4"/>2. Digital Risk Protection — решение для защиты бренда и предотвращения киберугроз в открытых источниках, включая социальные сети.</text:p>
      <text:p text:style-name="P4"><text:s text:c="4"/>3. Fraud Prevention — система для предотвращения мошенничества в финансовом секторе.</text:p>
      <text:p text:style-name="P4"><text:s text:c="4"/>4. BI.ZONE MDR — услуга мониторинга и оперативного реагирования на инциденты кибербезопасности с использованием собственных технологий и аналитики.</text:p>
      <text:p text:style-name="P4"><text:tab/><text:span text:style-name="T9">3. Компания Газинформсервис </text:span><text:span text:style-name="T20">— российская компания, специализирующаяся на информационной безопасности. Она разрабатывает комплексные решения для защиты ИТ-инфраструктуры, включая серверы, рабочие станции, системы документооборота и управления доступом. Среди её ключевых продуктов:</text:span></text:p>
      <text:p text:style-name="P4"><text:s text:c="4"/>1. SafeERP — защита бизнес-приложений,</text:p>
      <text:p text:style-name="P4"><text:s text:c="4"/>2. Efros Defence Operations — контроль безопасности ИТ-систем,</text:p>
      <text:p text:style-name="P4"><text:s text:c="4"/>3. Ankey IDM — управление идентификацией и правами доступа.</text:p>
      <text:p text:style-name="P4"><text:soft-page-break/>Компания обслуживает организации из энергетики, промышленности, государственного и финансового секторов, предоставляя как продукты, так и консалтинговые услуги.</text:p>
      <text:p text:style-name="P4"><text:span text:style-name="T9"><text:tab/>4</text:span><text:span text:style-name="T6">. </text:span><text:span text:style-name="T2">Компания Солар (Solar Security) </text:span>— российская компания, специализирующаяся на решениях в области информационной безопасности и управления ИТ-инфраструктурой. Основное направление компании - предоставление решений и услуг для защиты информационных систем от различных угроз, таких как вирусы, хакерские атаки, шпионские программы и внутренние угрозы. </text:p>
      <text:p text:style-name="P3">Основные проекты и продукты: </text:p>
      <text:p text:style-name="P3"><text:span text:style-name="T20"><text:s text:c="4"/>1. </text:span>Solar Security - флагманский продукт компании, комплексное решение для защиты от киберугроз, включающее в себя средства для обнаружения и предотвращения атак, защиту от вредоносного ПО, системы для мониторинга и анализа безопасности. </text:p>
      <text:p text:style-name="P5"><text:span text:style-name="T20">2. </text:span>Solar Firewall - решение для защиты сети, которое включает в себя функции фильтрации трафика, управления доступом и обнаружения вторжений. Обеспечивает защиту от внешних атак и угроз.</text:p>
      <text:p text:style-name="P5">Основные направления деятельности компании:</text:p>
      <text:p text:style-name="P3"><text:s text:c="4"/>1. Аутсорсинг информационной безопасности: Компания предоставляет услуги по мониторингу и реагированию на кибератаки через свой Security Operations Center (SOC) — Solar JSOC, один из крупнейших в России.</text:p>
      <text:p text:style-name="P3"><text:s text:c="4"/>2. Разработка собственных продуктов: В линейку продуктов входят решения для защиты от утечек данных (Solar Dozor), межсетевые экраны нового поколения (Solar NGFW), системы управления доступом (Solar inRights) и инструменты для безопасной разработки программного обеспечения (Solar appScreener).</text:p>
      <text:p text:style-name="P5"><text:span text:style-name="T5"><text:tab/></text:span><text:span text:style-name="T10">5</text:span><text:span text:style-name="T6">. </text:span><text:span text:style-name="T2">Компания </text:span><text:span text:style-name="T11">Positive Technologies</text:span><text:span text:style-name="T2"> </text:span>— российская компания, специализирующаяся на кибербезопасности. Компания предлагает целый ряд продуктов, направленных на выявление уязвимостей и управление безопасностью, а также на защиту приложений и анализ инцидентов.</text:p>
      <text:p text:style-name="P5"><text:soft-page-break/>Основные продукты Positive Technologies включают:</text:p>
      <text:p text:style-name="P5"><text:s text:c="4"/>-MaxPatrol VM — система управления уязвимостями нового поколения, предназначенная для выявления и устранения слабых мест в корпоративной ИТ-инфраструктуре.</text:p>
      <text:p text:style-name="P5"><text:s text:c="4"/>-PT Application Firewall и PT Application Inspector — решения для защиты веб-приложений и анализа их безопасности.</text:p>
      <text:p text:style-name="P5"><text:s text:c="4"/>-<text:span text:style-name="T22">P</text:span>T Sandbox — песочница для защиты инфраструктуры от сложных атак, созданная для автоматического анализа подозрительных объектов.</text:p>
      <text:p text:style-name="P5"><text:s text:c="4"/>-MaxPatrol SIEM — система управления событиями информационной безопасности, способная точно обнаруживать угрозы на основе глубокого анализа инфраструктуры.</text:p>
      <text:p text:style-name="P8"><text:tab/><text:span text:style-name="T22">Вывод: </text:span><text:span text:style-name="T21">в ходе выполнения данной работы были проанализированы компании на рынке РФ в области ИБ. Была найдена информация о их выручке и по этому критерию они были отсортированы. Также о 5 первых компаниях была найдена более подробная информация, которая включате в себя краткую характеристику, сферу деятельности и основные проекты и решения, которые они предоставляют для рынк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3:27:45.166648239</meta:creation-date>
    <dc:language>en-US</dc:language>
    <meta:editing-cycles>1</meta:editing-cycles>
    <meta:editing-duration>P0D</meta:editing-duration>
    <meta:generator>LibreOffice/24.2.6.2$Linux_X86_64 LibreOffice_project/8e9a753d9daaea75c34b417ba1bdf556bf2fc5b3</meta:generator>
    <meta:document-statistic meta:table-count="1" meta:image-count="0" meta:object-count="0" meta:page-count="5" meta:paragraph-count="80" meta:word-count="762" meta:character-count="6086" meta:non-whitespace-character-count="5292"/>
    <meta:template xlink:type="simple" xlink:actuate="onRequest" xlink:title="Normal.dotm" xlink:href=""/>
  </office:meta>
</office:document-meta>
</file>